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ss-fu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CSS Fundamentals</text:p>
          </table:table-cell>
          <table:table-cell table:style-name="ce7" table:formula="of:=SUM([.D5];[.D17];[.D23];[.D38])" office:value-type="time" office:time-value="PT02H18M17S" calcext:value-type="time">
            <text:p>02:18:17</text:p>
          </table:table-cell>
          <table:table-cell table:style-name="ce4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6:.D7])" office:value-type="time" office:time-value="PT00H03M08S" calcext:value-type="time">
            <text:p>00:03:08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1M09S" calcext:value-type="time">
            <text:p>00:01: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o is this course for?</text:p>
          </table:table-cell>
          <table:table-cell office:value-type="time" office:time-value="PT00H01M59S" calcext:value-type="time">
            <text:p>00:01:5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CSS Basics</text:p>
          </table:table-cell>
          <table:table-cell table:style-name="ce8" table:formula="of:=SUM([.D9:.D16])" office:value-type="time" office:time-value="PT00H33M30S" calcext:value-type="time">
            <text:p>00:33:30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is CSS?</text:p>
          </table:table-cell>
          <table:table-cell office:value-type="time" office:time-value="PT00H03M26S" calcext:value-type="time">
            <text:p>00:03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fault browser styles</text:p>
          </table:table-cell>
          <table:table-cell office:value-type="time" office:time-value="PT00H03M39S" calcext:value-type="time">
            <text:p>00:03: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SS syntax</text:p>
          </table:table-cell>
          <table:table-cell office:value-type="time" office:time-value="PT00H02M46S" calcext:value-type="time">
            <text:p>00:02: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ic selector types</text:p>
          </table:table-cell>
          <table:table-cell office:value-type="time" office:time-value="PT00H05M24S" calcext:value-type="time">
            <text:p>00:05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w CSS works with HTML structure</text:p>
          </table:table-cell>
          <table:table-cell office:value-type="time" office:time-value="PT00H04M51S" calcext:value-type="time">
            <text:p>00:04: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SS authoring options</text:p>
          </table:table-cell>
          <table:table-cell office:value-type="time" office:time-value="PT00H02M41S" calcext:value-type="time">
            <text:p>00:02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w browsers apply styles</text:p>
          </table:table-cell>
          <table:table-cell office:value-type="time" office:time-value="PT00H06M06S" calcext:value-type="time">
            <text:p>00:06: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rowser rendering differences</text:p>
          </table:table-cell>
          <table:table-cell office:value-type="time" office:time-value="PT00H04M37S" calcext:value-type="time">
            <text:p>00:04:3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CSS Specifications</text:p>
          </table:table-cell>
          <table:table-cell table:style-name="ce8" table:formula="of:=SUM([.D18:.D22])" office:value-type="time" office:time-value="PT00H38M47S" calcext:value-type="time">
            <text:p>00:38:47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 brief history of CSS</text:p>
          </table:table-cell>
          <table:table-cell office:value-type="time" office:time-value="PT00H05M52S" calcext:value-type="time">
            <text:p>00:05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current state of CSS</text:p>
          </table:table-cell>
          <table:table-cell office:value-type="time" office:time-value="PT00H03M37S" calcext:value-type="time">
            <text:p>00:03: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loring CSS specifications</text:p>
          </table:table-cell>
          <table:table-cell office:value-type="time" office:time-value="PT00H07M19S" calcext:value-type="time">
            <text:p>00:07: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ading CSS specifications</text:p>
          </table:table-cell>
          <table:table-cell office:value-type="time" office:time-value="PT00H13M12S" calcext:value-type="time">
            <text:p>00:13: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cking browser support</text:p>
          </table:table-cell>
          <table:table-cell office:value-type="time" office:time-value="PT00H08M47S" calcext:value-type="time">
            <text:p>00:08:47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Common CSS Concepts</text:p>
          </table:table-cell>
          <table:table-cell table:style-name="ce8" table:formula="of:=SUM([.D24:.D37])" office:value-type="time" office:time-value="PT01H19M47S" calcext:value-type="time">
            <text:p>01:19:47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king with fonts</text:p>
          </table:table-cell>
          <table:table-cell office:value-type="time" office:time-value="PT00H04M50S" calcext:value-type="time">
            <text:p>00:04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rmatting text</text:p>
          </table:table-cell>
          <table:table-cell office:value-type="time" office:time-value="PT00H08M00S" calcext:value-type="time">
            <text:p>00:08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hat is the box model?</text:p>
          </table:table-cell>
          <table:table-cell office:value-type="time" office:time-value="PT00H05M11S" calcext:value-type="time">
            <text:p>00:05: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rgins &amp; padding</text:p>
          </table:table-cell>
          <table:table-cell office:value-type="time" office:time-value="PT00H04M25S" calcext:value-type="time">
            <text:p>00:04: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rders</text:p>
          </table:table-cell>
          <table:table-cell office:value-type="time" office:time-value="PT00H04M09S" calcext:value-type="time">
            <text:p>00:04: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ckgrounds</text:p>
          </table:table-cell>
          <table:table-cell office:value-type="time" office:time-value="PT00H05M08S" calcext:value-type="time">
            <text:p>00:05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orking with color</text:p>
          </table:table-cell>
          <table:table-cell office:value-type="time" office:time-value="PT00H05M52S" calcext:value-type="time">
            <text:p>00:05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mon units of measurement</text:p>
          </table:table-cell>
          <table:table-cell office:value-type="time" office:time-value="PT00H09M11S" calcext:value-type="time">
            <text:p>00:09: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lement positioning</text:p>
          </table:table-cell>
          <table:table-cell office:value-type="time" office:time-value="PT00H07M04S" calcext:value-type="time">
            <text:p>00:07: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loats</text:p>
          </table:table-cell>
          <table:table-cell office:value-type="time" office:time-value="PT00H04M49S" calcext:value-type="time">
            <text:p>00:04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sic CSS layout concepts</text:p>
          </table:table-cell>
          <table:table-cell office:value-type="time" office:time-value="PT00H05M14S" calcext:value-type="time">
            <text:p>00:05: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edia types and media queries</text:p>
          </table:table-cell>
          <table:table-cell office:value-type="time" office:time-value="PT00H05M19S" calcext:value-type="time">
            <text:p>00:05: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endor prefixes</text:p>
          </table:table-cell>
          <table:table-cell office:value-type="time" office:time-value="PT00H04M49S" calcext:value-type="time">
            <text:p>00:04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SS Resets</text:p>
          </table:table-cell>
          <table:table-cell office:value-type="time" office:time-value="PT00H05M46S" calcext:value-type="time">
            <text:p>00:05:46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CSS Resources</text:p>
          </table:table-cell>
          <table:table-cell table:style-name="ce8" table:formula="of:=SUM([.D39:.D42])" office:value-type="time" office:time-value="PT00H16M35S" calcext:value-type="time">
            <text:p>00:16:35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ing CSS frameworks &amp; grids</text:p>
          </table:table-cell>
          <table:table-cell office:value-type="time" office:time-value="PT00H05M12S" calcext:value-type="time">
            <text:p>00:05: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pular CSS frameworks</text:p>
          </table:table-cell>
          <table:table-cell office:value-type="time" office:time-value="PT00H02M42S" calcext:value-type="time">
            <text:p>00:02: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SS preprocessors</text:p>
          </table:table-cell>
          <table:table-cell office:value-type="time" office:time-value="PT00H06M20S" calcext:value-type="time">
            <text:p>00:06: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resources</text:p>
          </table:table-cell>
          <table:table-cell office:value-type="time" office:time-value="PT00H02M21S" calcext:value-type="time">
            <text:p>00:02:21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5:41:28.399861854</dc:date>
    <meta:editing-duration>PT2M52S</meta:editing-duration>
    <meta:editing-cycles>1</meta:editing-cycles>
    <meta:generator>LibreOffice/5.1.4.2$Linux_X86_64 LibreOffice_project/10m0$Build-2</meta:generator>
    <meta:document-statistic meta:table-count="1" meta:cell-count="122" meta:object-count="0"/>
  </office:meta>
</office:document-meta>
</file>